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 and put your feet on the other side of the other leg and grab its ankle; raise your other arm over your head and lie slowly down; get back up and move your free hand to the toes of the other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2:09:47.646281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3-02T21:46:55.254106334</dc:date>
    <meta:editing-duration>P20DT3H32M49S</meta:editing-duration>
    <meta:editing-cycles>142</meta:editing-cycles>
    <meta:document-statistic meta:table-count="1" meta:cell-count="659" meta:object-count="0"/>
  </office:meta>
</office:document-meta>
</file>